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38%"/>
    </style:style>
    <style:style style:name="P3" style:family="paragraph" style:parent-style-name="Standard">
      <style:paragraph-properties fo:margin-top="0in" fo:margin-bottom="0in" loext:contextual-spacing="false" fo:line-height="138%"/>
      <style:text-properties fo:color="#434343"/>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Standard" style:list-style-name="WWNum2">
      <style:paragraph-properties fo:margin-left="0.5in" fo:margin-right="0in" fo:margin-top="0in" fo:margin-bottom="0in" loext:contextual-spacing="true" fo:line-height="138%" fo:text-indent="-0.25in" style:auto-text-indent="false"/>
    </style:style>
    <style:style style:name="P7" style:family="paragraph" style:parent-style-name="Standard" style:list-style-name="WWNum1">
      <style:paragraph-properties fo:margin-left="1in" fo:margin-right="0in" fo:margin-top="0in" fo:margin-bottom="0in" loext:contextual-spacing="true" fo:text-indent="-0.25in" style:auto-text-indent="false"/>
    </style:style>
    <style:style style:name="P8" style:family="paragraph" style:parent-style-name="Heading_20_2">
      <style:paragraph-properties fo:margin-top="0.25in" fo:margin-bottom="0.0835in" loext:contextual-spacing="false"/>
    </style:style>
    <style:style style:name="P9" style:family="paragraph" style:parent-style-name="Heading_20_2">
      <style:paragraph-properties fo:margin-top="0.25in" fo:margin-bottom="0.0835in" loext:contextual-spacing="false" fo:line-height="138%"/>
    </style:style>
    <style:style style:name="P10" style:family="paragraph" style:parent-style-name="Heading_20_1" style:master-page-name="Standard">
      <style:paragraph-properties fo:margin-top="0.278in" fo:margin-bottom="0.0835in" loext:contextual-spacing="false" fo:line-height="138%" fo:keep-together="auto" style:page-number="1" fo:keep-with-next="auto"/>
    </style:style>
    <style:style style:name="T1" style:family="text">
      <style:text-properties fo:font-weight="bold" style:font-weight-asian="bold"/>
    </style:style>
    <style:style style:name="T2" style:family="text">
      <style:text-properties fo:color="#1b2432" fo:font-size="10.5pt" style:font-size-asian="10.5pt" style:font-size-complex="10.5pt" fo:background-color="#ffffff"/>
    </style:style>
    <style:style style:name="T3" style:family="text">
      <style:text-properties fo:background-color="#ffff00"/>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color="#434343"/>
    </style:style>
    <style:style style:name="T7" style:family="text">
      <style:text-properties fo:color="#434343" fo:background-color="#ffff00"/>
    </style:style>
    <style:style style:name="T8" style:family="text">
      <style:text-properties fo:color="#434343" fo:font-style="italic" style:font-style-asian="italic"/>
    </style:style>
    <style:style style:name="T9" style:family="text">
      <style:text-properties fo:color="#434343" style:text-underline-style="none"/>
    </style:style>
    <style:style style:name="T10" style:family="text">
      <style:text-properties fo:color="#1155cc" fo:font-style="italic" style:text-underline-style="solid" style:text-underline-width="auto" style:text-underline-color="font-color" style:font-style-asian="italic"/>
    </style:style>
    <style:style style:name="T1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kdpea8yi6wmv"/><text:span text:style-name="T1">App plan for Podiocast</text:span></text:p>
      <text:p text:style-name="P1"/>
      <text:p text:style-name="P1">TODO: <text:span text:style-name="T2">If you’d like to book some time for your group to meet with your tech mentor this week to review the current state of your project plan, please sign up for an open slot. A meeting is NOT REQUIRED, but completion of the project plan is required. </text:span></text:p>
      <text:p text:style-name="P1"/>
      <text:p text:style-name="P1"/>
      <text:p text:style-name="P2">[<text:span text:style-name="T3">TODO</text:span> (<text:span text:style-name="T4">delete this preface after you've read it.)</text:span>]</text:p>
      <text:p text:style-name="P2"><text:span text:style-name="T5">Purpose of this doc</text:span><text:span text:style-name="T4">: plan ahead so you run into less trouble later.</text:span></text:p>
      <text:p text:style-name="P2"><text:span text:style-name="T5">How to use this doc</text:span><text:span text:style-name="T4">: address all the TODO's. If a given TODO is irrelevant, just delete it.</text:span></text:p>
      <text:p text:style-name="P8"><text:bookmark text:name="_4k011q8c98w2"/>App overview</text:p>
      <text:p text:style-name="P2"><text:span text:style-name="T6">[</text:span><text:span text:style-name="T7">TODO</text:span><text:span text:style-name="T6"> </text:span><text:span text:style-name="T8">briefly explain the app. Imagine you have literally 60 seconds to pitch your app to an investor. That’s how much verbiage should go here.</text:span><text:span text:style-name="T6">]</text:span></text:p>
      <text:p text:style-name="P3"/>
      <text:p text:style-name="P2"><text:span text:style-name="T6">Imagine…A place where you can locate all your podcasts in one spot! You have Podiocast! </text:span></text:p>
      <text:p text:style-name="P8"><text:bookmark text:name="_s9jd9nu2fsfz"/>Mocks / Wireframes</text:p>
      <text:p text:style-name="P2"><text:span text:style-name="T6">[</text:span><text:span text:style-name="T7">TODO</text:span><text:span text:style-name="T6"> </text:span><text:span text:style-name="T8">draw out a simple skeleton of what your UI might look like</text:span><text:span text:style-name="T6">]</text:span></text:p>
      <text:p text:style-name="P8"><text:bookmark text:name="_2n3et51hd72m"/></text:p>
      <text:p text:style-name="P8"><text:bookmark text:name="_osws3cky7t1q"/>Schema</text:p>
      <text:p text:style-name="P4">[<text:span text:style-name="T7">TODO</text:span> <text:a xlink:type="simple" xlink:href="https://www.lucidchart.com/pages/tour/ER_diagram_tool" text:style-name="Internet_20_link" text:visited-style-name="Visited_20_Internet_20_Link"><text:span text:style-name="T10">E-R diagram</text:span></text:a><text:span text:style-name="T4"> or other description of the schema</text:span>]</text:p>
      <text:p text:style-name="P8"><text:bookmark text:name="_8rdji6gnjyic"/>Architecture</text:p>
      <text:p text:style-name="P1"><text:span text:style-name="T6">[</text:span><text:span text:style-name="T7">TODO</text:span><text:span text:style-name="T6"> </text:span><text:span text:style-name="T8">Sketch out your system architecture -- pretty much just what you’d sketch out on a whiteboard to explain things to yourselves while planning. </text:span><text:span text:style-name="T4">If you’re unsure how to draw such diagrams -- there should be a box for each major component of the system. Key flows (requests/responses, data being moved and processed, etc) that tie those components together are represented by lines between boxes. Imagine diagramming how a restaurant handles an order. Note that there isn't one canonical way to draw these diagrams, don’t get too hung up on format.</text:span>]</text:p>
      <text:p text:style-name="P1"/>
      <text:list xml:id="list3374332360625602747" text:style-name="WWNum1">
        <text:list-item>
          <text:p text:style-name="P5">[<text:span text:style-name="T7">TODO</text:span> <text:span text:style-name="T4">use </text:span><text:a xlink:type="simple" xlink:href="https://www.lucidchart.com" text:style-name="Internet_20_link" text:visited-style-name="Visited_20_Internet_20_Link"><text:span text:style-name="T10">LucidChart</text:span></text:a><text:span text:style-name="T4"> to make system diagrams. There should be a box for each major component of the system, and key flows that tie those components together are represented by lines between boxes</text:span>]</text:p>
          <text:list>
            <text:list-item>
              <text:p text:style-name="P7">[<text:span text:style-name="T7">TODO</text:span> <text:span text:style-name="T4">system diagram of the components and their relationships</text:span>]</text:p>
            </text:list-item>
            <text:list-item>
              <text:p text:style-name="P7">[<text:span text:style-name="T7">TODO</text:span> <text:a xlink:type="simple" xlink:href="https://www.websequencediagrams.com/" text:style-name="Internet_20_link" text:visited-style-name="Visited_20_Internet_20_Link"><text:span text:style-name="T10">sequence diagram</text:span></text:a><text:span text:style-name="T4"> of the overall flow, if necessary</text:span>]</text:p>
            </text:list-item>
          </text:list>
        </text:list-item>
        <text:list-item>
          <text:p text:style-name="P5">[<text:span text:style-name="T7">TODO</text:span> <text:span text:style-name="T4">API spec</text:span>]</text:p>
        </text:list-item>
      </text:list>
      <text:p text:style-name="P8"><text:bookmark text:name="_xkahcerawh97"/>Tools and technologies we plan to use</text:p>
      <text:list xml:id="list1131575425723364404" text:style-name="WWNum2">
        <text:list-item>
          <text:p text:style-name="P6"><text:soft-page-break/><text:span text:style-name="T6">React</text:span></text:p>
        </text:list-item>
        <text:list-item>
          <text:p text:style-name="P6"><text:span text:style-name="T6">NodeJS</text:span></text:p>
        </text:list-item>
        <text:list-item>
          <text:p text:style-name="P6"><text:span text:style-name="T6">Express</text:span></text:p>
        </text:list-item>
        <text:list-item>
          <text:p text:style-name="P6"><text:span text:style-name="T6">MySQL</text:span></text:p>
        </text:list-item>
        <text:list-item>
          <text:p text:style-name="P6"><text:span text:style-name="T6">ITunes API</text:span></text:p>
        </text:list-item>
      </text:list>
      <text:p text:style-name="P9"><text:bookmark text:name="_l4t5sb3unw8w"/>What will be cool / hard / done from scratch?</text:p>
      <text:p text:style-name="P2"><text:span text:style-name="T6">[</text:span><text:span text:style-name="T7">TODO</text:span><text:span text:style-name="T6"> </text:span><text:span text:style-name="T8">what things do you plan to do, technically speaking, that would at least mildly impress a fellow nerd? stuff that goes beyond run-of-the-mill usage of the usual tools.</text:span><text:span text:style-name="T6">]</text:span></text:p>
      <text:p text:style-name="P2"><text:span text:style-name="T6">We will be configuring an audio player in our app. Additionally we will be working together as a team to create this app from scratch.</text:span></text:p>
      <text:p text:style-name="P8"><text:bookmark text:name="_oh0zt597lat2"/>Ownership</text:p>
      <text:p text:style-name="P2"><text:span text:style-name="T6">[</text:span><text:span text:style-name="T7">TODO</text:span><text:span text:style-name="T6"> </text:span><text:span text:style-name="T8">for each major system area / work area, please list who is the single owner (the <text:s/>“go-to person”) for that area. Identifying “go to” ownership of areas at project start is helpful later, in the Outcomes phase of Hack Reactor, when you will need to convince hiring managers that you really did and really can do the things you list on your resume. </text:span><text:span text:style-name="T6">]</text:span></text:p>
      <text:p text:style-name="P1"/>
      <text:p text:style-name="P1">Front-end stack: Salil and Steve</text:p>
      <text:p text:style-name="P1">Back-end stack: Ming and Lavany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1" meta:word-count="467" meta:character-count="2620" meta:non-whitespace-character-count="2190"/>
    <meta:generator>LibreOfficeDev/5.1.0.3$Linux_X86_64 LibreOffice_project/</meta:generator>
  </office:meta>
</office:document-meta>
</file>